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5832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77a58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style:letter-kerning="false" style:font-size-asian="11pt" style:language-asian="ru" style:country-asian="RU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58325" style:letter-kerning="false" style:language-asian="ru" style:country-asian="RU" style:language-complex="ar" style:country-complex="SA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077a58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0b82b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officeooo:paragraph-rsid="000b82bd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fo:language="ru" fo:country="RU" officeooo:rsid="00058325" officeooo:paragraph-rsid="00058325" style:letter-kerning="false" style:language-asian="ru" style:country-asian="RU" style:language-complex="ar" style:country-complex="SA"/>
    </style:style>
    <style:style style:name="P28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30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/>
    </style:style>
    <style:style style:name="P3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58325" style:font-size-asian="12pt" style:font-name-complex="Times New Roman1" style:font-size-complex="12pt"/>
    </style:style>
    <style:style style:name="P3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6c12c" officeooo:paragraph-rsid="0006c12c" style:font-size-asian="12pt" style:font-name-complex="Times New Roman1" style:font-size-complex="12pt"/>
    </style:style>
    <style:style style:name="P35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555cd" officeooo:paragraph-rsid="0005832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555cd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7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6c12c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0pt" style:font-size-asian="10pt" style:font-name-complex="Times New Roman1" style:font-size-complex="10pt"/>
    </style:style>
    <style:style style:name="T5" style:family="text">
      <style:text-properties style:font-name="Times New Roman" fo:font-size="10pt" officeooo:rsid="00077a58" style:font-size-asian="10pt" style:font-name-complex="Times New Roman1" style:font-size-complex="10pt"/>
    </style:style>
    <style:style style:name="T6" style:family="text">
      <style:text-properties style:font-name="Consolas" fo:font-size="12pt" style:font-size-asian="12pt" style:font-name-complex="Times New Roman1" style:font-size-complex="12pt"/>
    </style:style>
    <style:style style:name="T7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8" style:family="text">
      <style:text-properties style:font-name="Consolas" fo:font-size="10pt" fo:language="en" fo:country="US" style:font-size-asian="10pt" style:font-size-complex="10pt"/>
    </style:style>
    <style:style style:name="T9" style:family="text">
      <style:text-properties style:font-name="Consolas" fo:font-size="10pt" fo:language="en" fo:country="US" officeooo:rsid="00077a58" style:font-size-asian="10pt" style:font-size-complex="10pt"/>
    </style:style>
    <style:style style:name="T10" style:family="text">
      <style:text-properties style:font-name="Consolas" fo:font-size="10pt" fo:language="en" fo:country="US" officeooo:rsid="000b82bd" style:font-size-asian="10pt" style:font-size-complex="10pt"/>
    </style:style>
    <style:style style:name="T11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12" style:family="text">
      <style:text-properties style:font-name="Consolas" fo:font-size="10pt" fo:language="en" fo:country="US" officeooo:rsid="00058325" style:font-size-asian="10pt" style:font-name-complex="Courier New" style:font-size-complex="10pt"/>
    </style:style>
    <style:style style:name="T13" style:family="text">
      <style:text-properties style:font-name="Consolas" fo:font-size="10pt" fo:language="en" fo:country="US" officeooo:rsid="000b82bd" style:font-size-asian="10pt" style:font-name-complex="Courier New" style:font-size-complex="10pt"/>
    </style:style>
    <style:style style:name="T14" style:family="text">
      <style:text-properties style:font-name="Consolas" fo:font-size="10pt" fo:language="en" fo:country="US" officeooo:rsid="00077a58" style:font-size-asian="10pt" style:font-name-complex="Courier New" style:font-size-complex="10pt"/>
    </style:style>
    <style:style style:name="T15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6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17" style:family="text">
      <style:text-properties style:font-name="Consolas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18" style:family="text">
      <style:text-properties style:font-name="Consolas" fo:font-size="10pt" fo:language="ru" fo:country="RU" fo:font-weight="bold" officeooo:rsid="00077a58" style:font-size-asian="10pt" style:font-weight-asian="bold" style:font-name-complex="Times New Roman1" style:font-size-complex="10pt" style:font-weight-complex="bold"/>
    </style:style>
    <style:style style:name="T19" style:family="text">
      <style:text-properties fo:font-variant="normal" fo:text-transform="none" style:font-name="Times New Roman" fo:font-size="12pt" fo:font-style="normal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officeooo:rsid="000f1b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14"><text:span text:style-name="T19">Целые степени 2</text:span><text:span text:style-name="T1">. По данному числу N распечатайте все целые степени двойки, не превосходящие N, в порядке возрастания. Операцией возведения в степень пользоваться нельзя!</text:span></text:p>
      <text:p text:style-name="P2">Детальные требования</text:p>
      <text:list xml:id="list2718404396" text:style-name="WWNum17">
        <text:list-item>
          <text:p text:style-name="P31"><text:span text:style-name="T2">Число N должно быть задано</text:span><text:span text:style-name="T1"> корректно:</text:span></text:p>
          <text:list>
            <text:list-item>
              <text:p text:style-name="P32">N — число. Если N не является числом, то выводится сообщение об ошибке и программа завершается</text:p>
            </text:list-item>
          </text:list>
        </text:list-item>
        <text:list-item>
          <text:p text:style-name="P33"><text:span text:style-name="T20">Вывод всех степеней двойки до N</text:span>:</text:p>
          <text:list>
            <text:list-item>
              <text:p text:style-name="P34">Если N&lt;=0, то ничего не выводится</text:p>
            </text:list-item>
            <text:list-item>
              <text:p text:style-name="P34">Если N==1, то выводится 1</text:p>
            </text:list-item>
            <text:list-item>
              <text:p text:style-name="P34">Если (N%2) == 1, то выводятся степени двойки, принадлежащие промежутку [1; (N/2)*2]</text:p>
            </text:list-item>
            <text:list-item>
              <text:p text:style-name="P34">Если (N%2) == 0, то выводятся степени двойки, принадлежащие промежутку [1; N]</text:p>
            </text:list-item>
          </text:list>
        </text:list-item>
      </text:list>
      <text:p text:style-name="P2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9">Описание</text:p>
          </table:table-cell>
          <table:table-cell table:style-name="Table1.A1" office:value-type="string">
            <text:p text:style-name="P9">Результат</text:p>
          </table:table-cell>
        </table:table-row>
        <table:table-row table:style-name="Table1.1">
          <table:table-cell table:style-name="Table1.A1" office:value-type="string">
            <text:p text:style-name="P10">1.1</text:p>
          </table:table-cell>
          <table:table-cell table:style-name="Table1.A1" office:value-type="string">
            <text:list xml:id="list164849597498460" text:continue-numbering="true" text:style-name="WWNum17">
              <text:list-item>
                <text:list>
                  <text:list-header>
                    <text:p text:style-name="P35">N — число. Если N не является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6">Input:</text:p>
            <text:p text:style-name="P16"><text:span text:style-name="T11"><text:s text:c="2"/></text:span><text:span text:style-name="T12">notNum</text:span></text:p>
            <text:p text:style-name="P6">Expected:</text:p>
            <text:p text:style-name="P16"><text:span text:style-name="T15"><text:s text:c="2"/></text:span><text:span text:style-name="T17">Input error!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7">Input:</text:p>
            <text:p text:style-name="P17"><text:span text:style-name="T11"><text:s text:c="2"/></text:span><text:span text:style-name="T13">g</text:span><text:span text:style-name="T12">124</text:span></text:p>
            <text:p text:style-name="P7">Expected:</text:p>
            <text:p text:style-name="P17"><text:span text:style-name="T16"><text:s text:c="2"/></text:span><text:span text:style-name="T17">Input error!</text:span></text:p>
          </table:table-cell>
        </table:table-row>
        <table:table-row table:style-name="Table1.1">
          <table:table-cell table:style-name="Table1.A1" office:value-type="string">
            <text:p text:style-name="P11">2.1</text:p>
          </table:table-cell>
          <table:table-cell table:style-name="Table1.A1" office:value-type="string">
            <text:list xml:id="list164849394889082" text:continue-numbering="true" text:style-name="WWNum17">
              <text:list-item>
                <text:list>
                  <text:list-header>
                    <text:p text:style-name="P36">Если N&lt;=0, то ничего не выводи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8"><text:span text:style-name="T11"><text:s text:c="2"/></text:span><text:span text:style-name="T12">-</text:span><text:span text:style-name="T13">12</text:span></text:p>
            <text:p text:style-name="P8">Expected:</text:p>
            <text:p text:style-name="P19"/>
          </table:table-cell>
        </table:table-row>
        <table:table-row table:style-name="Table1.5">
          <table:table-cell table:style-name="Table1.A1" office:value-type="string">
            <text:p text:style-name="P11">2.2</text:p>
          </table:table-cell>
          <table:table-cell table:style-name="Table1.B5" office:value-type="string">
            <text:list xml:id="list164849673912816" text:continue-numbering="true" text:style-name="WWNum17">
              <text:list-item>
                <text:list>
                  <text:list-header>
                    <text:p text:style-name="P37">Если N==1, то выводится 1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8"><text:span text:style-name="T11"><text:s text:c="2"/></text:span><text:span text:style-name="T12">1</text:span></text:p>
            <text:p text:style-name="P8">Expected:</text:p>
            <text:p text:style-name="P18"><text:span text:style-name="T16"><text:s text:c="2"/></text:span><text:span text:style-name="T18">1</text:span></text:p>
          </table:table-cell>
        </table:table-row>
        <table:table-row table:style-name="Table1.1">
          <table:table-cell table:style-name="Table1.A1" office:value-type="string">
            <text:p text:style-name="P27"><text:span text:style-name="T4">2.</text:span><text:span text:style-name="T5">3</text:span></text:p>
          </table:table-cell>
          <table:table-cell table:style-name="Table1.A1" office:value-type="string">
            <text:list xml:id="list164849026650755" text:continue-numbering="true" text:style-name="WWNum17">
              <text:list-item>
                <text:list>
                  <text:list-header>
                    <text:p text:style-name="P37">Если (N%2) == 1, то выводятся степени двойки, принадлежащие промежутку [1; (N/2)*2]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8"><text:span text:style-name="T11"><text:s text:c="2"/></text:span><text:span text:style-name="T12">1</text:span><text:span text:style-name="T14">1</text:span></text:p>
            <text:p text:style-name="P8">Expected:</text:p>
            <text:p text:style-name="P13"><text:span text:style-name="T8"><text:s text:c="2"/></text:span><text:span text:style-name="T9">1</text:span></text:p>
            <text:p text:style-name="P20"><text:s text:c="2"/>2</text:p>
            <text:p text:style-name="P20"><text:s text:c="2"/>4</text:p>
            <text:p text:style-name="P20"><text:s text:c="2"/>8</text:p>
          </table:table-cell>
        </table:table-row>
        <table:table-row table:style-name="Table1.5">
          <table:table-cell table:style-name="Table1.B5" office:value-type="string">
            <text:p text:style-name="P11">2.4</text:p>
          </table:table-cell>
          <table:table-cell table:style-name="Table1.B5" office:value-type="string">
            <text:list xml:id="list164849089669828" text:continue-numbering="true" text:style-name="WWNum17">
              <text:list-item>
                <text:list>
                  <text:list-header>
                    <text:p text:style-name="P37">Если (N%2) == 0, то выводятся степени двойки, принадлежащие промежутку [1; N]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8"><text:span text:style-name="T11"><text:s text:c="2"/></text:span><text:span text:style-name="T12">1</text:span><text:span text:style-name="T13">2</text:span></text:p>
            <text:p text:style-name="P8">Expected:</text:p>
            <text:p text:style-name="P13"><text:span text:style-name="T8"><text:s text:c="2"/></text:span><text:span text:style-name="T10">1</text:span></text:p>
            <text:p text:style-name="P21"><text:s text:c="2"/>2</text:p>
            <text:p text:style-name="P21"><text:s text:c="2"/>4</text:p>
            <text:p text:style-name="P21"><text:s text:c="2"/>8</text:p>
          </table:table-cell>
        </table:table-row>
      </table:table>
      <text:p text:style-name="P5"/>
      <text:p text:style-name="P2">Исходные тексты программы</text:p>
      <text:p text:style-name="P15"><text:span text:style-name="T1">Файлы с исходными текстами лабораторной работы (полагаем </text:span><text:span text:style-name="T6">&lt;</text:span><text:span text:style-name="T7">ROOT</text:span><text:span text:style-name="T6">&gt;</text:span><text:span text:style-name="T1"> для папки в котором располагаются исходные тексты):</text:span></text:p>
      <text:p text:style-name="P22"/>
      <text:p text:style-name="P23"/>
      <text:p text:style-name="P22"><text:soft-page-break/>./&lt;ROOT&gt;/main.cpp</text:p>
      <text:p text:style-name="P24">#include &lt;iostream&gt;</text:p>
      <text:p text:style-name="P25">#include &lt;limits&gt;</text:p>
      <text:p text:style-name="P25"/>
      <text:p text:style-name="P25">int main()</text:p>
      <text:p text:style-name="P25">{</text:p>
      <text:p text:style-name="P25"><text:s text:c="2"/>long long int limit = 0;</text:p>
      <text:p text:style-name="P25"><text:s text:c="2"/>std::cin &gt;&gt; limit;</text:p>
      <text:p text:style-name="P25"><text:s text:c="2"/></text:p>
      <text:p text:style-name="P25"><text:s text:c="2"/>if(!std::cin)</text:p>
      <text:p text:style-name="P25"><text:s text:c="2"/>{</text:p>
      <text:p text:style-name="P25"><text:s text:c="4"/>std::cerr &lt;&lt; "Input error!\n";</text:p>
      <text:p text:style-name="P25"><text:s text:c="4"/>return 1;</text:p>
      <text:p text:style-name="P25"><text:s text:c="2"/>}</text:p>
      <text:p text:style-name="P25"><text:s text:c="2"/>long long int num = 1;</text:p>
      <text:p text:style-name="P25"><text:s text:c="2"/></text:p>
      <text:p text:style-name="P26"><text:s text:c="2"/>while ((num &lt;= (std::numeric_limits&lt; long long int &gt;::max()/2))</text:p>
      <text:p text:style-name="P26"><text:s text:c="2"/>&amp;&amp; (num &lt;= limit))</text:p>
      <text:p text:style-name="P25"><text:s text:c="2"/>{</text:p>
      <text:p text:style-name="P25"><text:s text:c="4"/>std::cout &lt;&lt; num &lt;&lt; '\n';</text:p>
      <text:p text:style-name="P25"><text:s text:c="4"/>num *= 2;</text:p>
      <text:p text:style-name="P25"><text:s text:c="2"/>}</text:p>
      <text:p text:style-name="P25"><text:s text:c="2"/>return 0;</text:p>
      <text:p text:style-name="P2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Операторы цикла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11</meta:editing-cycles>
    <meta:creation-date>2022-04-04T20:17:00</meta:creation-date>
    <dc:date>2023-11-17T16:48:48.525282571</dc:date>
    <meta:editing-duration>PT51M</meta:editing-duration>
    <meta:generator>LibreOffice/7.3.7.2$Linux_X86_64 LibreOffice_project/30$Build-2</meta:generator>
    <meta:document-statistic meta:table-count="1" meta:image-count="0" meta:object-count="0" meta:page-count="2" meta:paragraph-count="83" meta:word-count="287" meta:character-count="1838" meta:non-whitespace-character-count="1561"/>
    <meta:user-defined meta:name="AppVersion">16.0000</meta:user-defined>
    <meta:template xlink:type="simple" xlink:actuate="onRequest" xlink:title="Normal.dotm" xlink:href=""/>
  </office:meta>
</office:document-meta>
</file>